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99cm" fo:margin-left="-0.071cm" fo:margin-right="0cm" fo:margin-top="0cm" fo:margin-bottom="0cm" table:align="margins"/>
    </style:style>
    <style:style style:name="Tableau1.A" style:family="table-column">
      <style:table-column-properties style:column-width="9.347cm" style:rel-column-width="32071*"/>
    </style:style>
    <style:style style:name="Tableau1.B" style:family="table-column">
      <style:table-column-properties style:column-width="1.81cm" style:rel-column-width="6209*"/>
    </style:style>
    <style:style style:name="Tableau1.C" style:family="table-column">
      <style:table-column-properties style:column-width="7.943cm" style:rel-column-width="27255*"/>
    </style:style>
    <style:style style:name="Tableau1.1" style:family="table-row">
      <style:table-row-properties style:min-row-height="5.906cm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C1" style:family="table-cell">
      <style:table-cell-properties fo:padding="0cm" fo:border="none"/>
    </style:style>
    <style:style style:name="Tableau8" style:family="table">
      <style:table-properties style:width="19.025cm" table:align="left"/>
    </style:style>
    <style:style style:name="Tableau8.A" style:family="table-column">
      <style:table-column-properties style:column-width="4.787cm"/>
    </style:style>
    <style:style style:name="Tableau8.B" style:family="table-column">
      <style:table-column-properties style:column-width="14.238cm"/>
    </style:style>
    <style:style style:name="Tableau8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eau8.B1" style:family="table-cell">
      <style:table-cell-properties fo:padding="0.097cm" fo:border="0.05pt solid #e6e6e6"/>
    </style:style>
    <style:style style:name="Tableau2" style:family="table">
      <style:table-properties style:width="18.889cm" table:align="right"/>
    </style:style>
    <style:style style:name="Tableau2.A" style:family="table-column">
      <style:table-column-properties style:column-width="4.66cm"/>
    </style:style>
    <style:style style:name="Tableau2.B" style:family="table-column">
      <style:table-column-properties style:column-width="4.733cm"/>
    </style:style>
    <style:style style:name="Tableau2.C" style:family="table-column">
      <style:table-column-properties style:column-width="9.497cm"/>
    </style:style>
    <style:style style:name="Tableau2.1" style:family="table-row">
      <style:table-row-properties style:min-row-height="2.237cm"/>
    </style:style>
    <style:style style:name="Tableau2.A1" style:family="table-cell">
      <style:table-cell-properties fo:background-color="transparent" fo:padding="0.097cm" fo:border-left="0.05pt solid #e6e6e6" fo:border-right="none" fo:border-top="0.05pt solid #e6e6e6" fo:border-bottom="0.05pt solid #e6e6e6">
        <style:background-image/>
      </style:table-cell-properties>
    </style:style>
    <style:style style:name="Tableau2.C1" style:family="table-cell">
      <style:table-cell-properties fo:background-color="transparent" fo:padding="0.097cm" fo:border="0.05pt solid #e6e6e6">
        <style:background-image/>
      </style:table-cell-properties>
    </style:style>
    <style:style style:name="Tableau3" style:family="table">
      <style:table-properties style:width="18.872cm" table:align="right"/>
    </style:style>
    <style:style style:name="Tableau3.A" style:family="table-column">
      <style:table-column-properties style:column-width="4.643cm"/>
    </style:style>
    <style:style style:name="Tableau3.B" style:family="table-column">
      <style:table-column-properties style:column-width="4.733cm"/>
    </style:style>
    <style:style style:name="Tableau3.C" style:family="table-column">
      <style:table-column-properties style:column-width="9.497cm"/>
    </style:style>
    <style:style style:name="Tableau3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eau3.C1" style:family="table-cell">
      <style:table-cell-properties fo:padding="0.097cm" fo:border="0.05pt solid #e6e6e6"/>
    </style:style>
    <style:style style:name="Tableau4" style:family="table">
      <style:table-properties style:width="18.919cm" table:align="right"/>
    </style:style>
    <style:style style:name="Tableau4.A" style:family="table-column">
      <style:table-column-properties style:column-width="5.988cm"/>
    </style:style>
    <style:style style:name="Tableau4.B" style:family="table-column">
      <style:table-column-properties style:column-width="2.84cm"/>
    </style:style>
    <style:style style:name="Tableau4.C" style:family="table-column">
      <style:table-column-properties style:column-width="2.838cm"/>
    </style:style>
    <style:style style:name="Tableau4.D" style:family="table-column">
      <style:table-column-properties style:column-width="2.783cm"/>
    </style:style>
    <style:style style:name="Tableau4.E" style:family="table-column">
      <style:table-column-properties style:column-width="1.974cm"/>
    </style:style>
    <style:style style:name="Tableau4.F" style:family="table-column">
      <style:table-column-properties style:column-width="2.496cm"/>
    </style:style>
    <style:style style:name="Tableau4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4.C1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5" style:family="table">
      <style:table-properties style:width="18.93cm" fo:margin-left="0cm" fo:margin-right="0.012cm" table:align="margins"/>
    </style:style>
    <style:style style:name="Tableau5.A" style:family="table-column">
      <style:table-column-properties style:column-width="7.024cm" style:rel-column-width="24316*"/>
    </style:style>
    <style:style style:name="Tableau5.B" style:family="table-column">
      <style:table-column-properties style:column-width="1.85cm" style:rel-column-width="6405*"/>
    </style:style>
    <style:style style:name="Tableau5.C" style:family="table-column">
      <style:table-column-properties style:column-width="2.838cm" style:rel-column-width="9825*"/>
    </style:style>
    <style:style style:name="Tableau5.D" style:family="table-column">
      <style:table-column-properties style:column-width="2.764cm" style:rel-column-width="9568*"/>
    </style:style>
    <style:style style:name="Tableau5.E" style:family="table-column">
      <style:table-column-properties style:column-width="2cm" style:rel-column-width="6924*"/>
    </style:style>
    <style:style style:name="Tableau5.F" style:family="table-column">
      <style:table-column-properties style:column-width="2.454cm" style:rel-column-width="8497*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116cm"/>
    </style:style>
    <style:style style:name="Tableau5.A2" style:family="table-cell">
      <style:table-cell-properties fo:padding="0cm" fo:border-left="none" fo:border-right="none" fo:border-top="none" fo:border-bottom="0.05pt solid #e6e6e6"/>
    </style:style>
    <style:style style:name="Tableau6" style:family="table">
      <style:table-properties style:width="18.907cm" fo:margin-left="0.122cm" fo:margin-right="0cm" table:align="margins"/>
    </style:style>
    <style:style style:name="Tableau6.A" style:family="table-column">
      <style:table-column-properties style:column-width="13.956cm" style:rel-column-width="48373*"/>
    </style:style>
    <style:style style:name="Tableau6.B" style:family="table-column">
      <style:table-column-properties style:column-width="2.452cm" style:rel-column-width="8498*"/>
    </style:style>
    <style:style style:name="Tableau6.C" style:family="table-column">
      <style:table-column-properties style:column-width="2.499cm" style:rel-column-width="8664*"/>
    </style:style>
    <style:style style:name="Tableau6.A1" style:family="table-cell">
      <style:table-cell-properties fo:background-color="transparent" fo:padding="0.097cm" fo:border-left="none" fo:border-right="none" fo:border-top="2.5pt solid #ffffff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6.A2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eau6.B2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8.819cm" table:align="right"/>
    </style:style>
    <style:style style:name="Tableau7.A" style:family="table-column">
      <style:table-column-properties style:column-width="18.819cm"/>
    </style:style>
    <style:style style:name="Tableau7.A1" style:family="table-cell">
      <style:table-cell-properties fo:padding="0cm" fo:border="none"/>
    </style:style>
    <style:style style:name="P1" style:family="paragraph" style:parent-style-name="terp_5f_tblheader_5f_Details_5f_Right">
      <style:paragraph-properties fo:text-align="end" style:justify-single-word="false"/>
    </style:style>
    <style:style style:name="P2" style:family="paragraph" style:parent-style-name="terp_5f_default_5f_1">
      <style:text-properties fo:font-size="10pt" style:font-size-asian="10pt" style:font-size-complex="10pt"/>
    </style:style>
    <style:style style:name="P3" style:family="paragraph" style:parent-style-name="terp_5f_default_5f_Right_5f_9">
      <style:paragraph-properties fo:text-align="end" style:justify-single-word="false"/>
    </style:style>
    <style:style style:name="P4" style:family="paragraph" style:parent-style-name="terp_5f_default_5f_Bold_5f_9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6" style:family="paragraph" style:parent-style-name="terp_5f_default_5f_9">
      <style:paragraph-properties fo:text-align="end" style:justify-single-word="false"/>
    </style:style>
    <style:style style:name="P7" style:family="paragraph" style:parent-style-name="terp_5f_tblheader_5f_General_5f_Centre">
      <style:paragraph-properties fo:text-align="center" style:justify-single-word="false"/>
    </style:style>
    <style:style style:name="P8" style:family="paragraph" style:parent-style-name="terp_5f_tblheader_5f_Details_5f_Centre">
      <style:paragraph-properties fo:text-align="end" style:justify-single-word="false"/>
    </style:style>
    <style:style style:name="P9" style:family="paragraph" style:parent-style-name="terp_5f_default_5f_Centre_5f_9">
      <style:paragraph-properties fo:text-align="end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3ccb71" style:font-name-asian="Bitstream Vera Sans" style:font-size-asian="8pt" style:font-weight-asian="bold" style:font-name-complex="Bitstream Vera Sans" style:font-size-complex="8pt" style:font-weight-complex="bold"/>
    </style:style>
    <style:style style:name="P11" style:family="paragraph" style:parent-style-name="terp_5f_default_5f_9">
      <style:paragraph-properties fo:text-align="end" style:justify-single-word="false"/>
      <style:text-properties officeooo:rsid="003ccb71"/>
    </style:style>
    <style:style style:name="P12" style:family="paragraph" style:parent-style-name="terp_5f_tblheader_5f_Details_5f_Right">
      <style:text-properties officeooo:rsid="003ccb71"/>
    </style:style>
    <style:style style:name="P13" style:family="paragraph" style:parent-style-name="terp_5f_tblheader_5f_Details_5f_Right">
      <style:paragraph-properties fo:text-align="end" style:justify-single-word="false"/>
      <style:text-properties officeooo:rsid="003ccb71"/>
    </style:style>
    <style:style style:name="P14" style:family="paragraph" style:parent-style-name="terp_5f_tblheader_5f_Details_5f_Right">
      <style:paragraph-properties fo:text-align="end" style:justify-single-word="false"/>
      <style:text-properties officeooo:rsid="0045bc75"/>
    </style:style>
    <style:style style:name="T1" style:family="text">
      <style:text-properties officeooo:rsid="003ccb71"/>
    </style:style>
    <style:style style:name="T2" style:family="text">
      <style:text-properties officeooo:rsid="0041ef11"/>
    </style:style>
    <style:style style:name="T3" style:family="text">
      <style:text-properties officeooo:rsid="0052c4bd"/>
    </style:style>
    <style:style style:name="T4" style:family="text">
      <style:text-properties fo:font-weight="bold" officeooo:rsid="00785a5a" style:font-weight-asian="bold" style:font-weight-complex="bold"/>
    </style:style>
    <style:style style:name="T5" style:family="text">
      <style:text-properties fo:font-weight="bold" officeooo:rsid="008005a7" style:font-weight-asian="bold" style:font-weight-complex="bold"/>
    </style:style>
    <style:style style:name="T6" style:family="text">
      <style:text-properties fo:font-weight="bold" officeooo:rsid="00819c7c" style:font-weight-asian="bold" style:font-weight-complex="bold"/>
    </style:style>
    <style:style style:name="T7" style:family="text">
      <style:text-properties officeooo:rsid="008005a7"/>
    </style:style>
    <style:style style:name="T8" style:family="text">
      <style:text-properties officeooo:rsid="00819c7c"/>
    </style:style>
    <style:style style:name="Sect1" style:family="section">
      <style:section-properties fo:margin-left="0.086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terp_5f_default_5f_8">[[ setLang(o.partner_id.lang) ]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erp_5f_default_5f_Bold_5f_9">Shipping address :</text:p>
            <text:p text:style-name="terp_5f_default_5f_9">[[ (o.partner_id and o.partner_id.title and o.partner_id.title.name) or '' ]] [[ (o.partner_id <text:s/>and o.partner_id.name) or '' ]]</text:p>
            <text:p text:style-name="terp_5f_default_5f_9">[[ (o.partner_shipping_id <text:s/>and o.partner_shipping_id.street) or '' ]]</text:p>
            <text:p text:style-name="terp_5f_default_5f_9">[[ (o.partner_shipping_id <text:s/>and o.partner_shipping_id.street2) or removeParentNode('para') <text:s/>]]</text:p>
            <text:p text:style-name="terp_5f_default_5f_9">[[ (o.partner_shipping_id <text:s/>and o.partner_shipping_id.zip) or '' ]] [[ (o.partner_shipping_id <text:s/>and o.partner_shipping_id.city) or '' ]]</text:p>
            <text:p text:style-name="terp_5f_default_5f_9">[[ (o.partner_shipping_id <text:s/>and o.partner_shipping_id.state_id and o.partner_shipping_id.state_id.name) or removeParentNode('para') ]] </text:p>
            <text:p text:style-name="terp_5f_default_5f_9">[[ (o.partner_shipping_id <text:s/>and o.partner_shipping_id.country_id and o.partner_shipping_id.country_id.name) or '' ]]</text:p>
            <text:p text:style-name="terp_5f_default_5f_9"/>
            <text:p text:style-name="terp_5f_default_5f_Bold_5f_9">Invoice address :</text:p>
            <text:p text:style-name="terp_5f_default_5f_9">[[ (o.partner_invoice_id <text:s/>and o.partner_invoice_id.title <text:s/>and o.partner_invoice_id.title.name) or '' ]] [[ (o.partner_invoice_id <text:s/>and o.partner_invoice_id.name) or '' ]]</text:p>
            <text:p text:style-name="terp_5f_default_5f_9">[[ (o.partner_invoice_id <text:s/>and o.partner_invoice_id.street) or '' ]] </text:p>
            <text:p text:style-name="terp_5f_default_5f_9">[[ (o.partner_invoice_id <text:s/>and o.partner_invoice_id.street2) or removeParentNode('para') ]]</text:p>
            <text:p text:style-name="terp_5f_default_5f_9">[[ (o.partner_invoice_id <text:s/>and o.partner_invoice_id.zip) or '' <text:s/>]] [[ (o.partner_invoice_id <text:s/>and o.partner_invoice_id.city) or '' ]]</text:p>
            <text:p text:style-name="terp_5f_default_5f_9">[[ (o.partner_invoice_id <text:s/>and o.partner_invoice_id.state_id and o.partner_invoice_id.state_id.name) or removeParentNode('para') ]]</text:p>
            <text:p text:style-name="terp_5f_default_5f_9">[[ (o.partner_invoice_id <text:s/>and o.partner_invoice_id.country_id and <text:s/>o.partner_invoice_id.country_id.name) or '' ]]</text:p>
          </table:table-cell>
          <table:table-cell table:style-name="Tableau1.A1" office:value-type="string">
            <text:p text:style-name="terp_5f_default_5f_8"/>
          </table:table-cell>
          <table:table-cell table:style-name="Tableau1.C1" office:value-type="string">
            <text:p text:style-name="terp_5f_default_5f_9">[[ (o.partner_id and o.partner_id.title and o.partner_id.title.name) or '' <text:s/>]] [[ <text:s/>(o.partner_id and o.partner_id.name) or '' ]]</text:p>
            <text:p text:style-name="terp_5f_default_5f_9">[[ (o.partner_order_id <text:s/>and o.partner_order_id.street) or '' ]]</text:p>
            <text:p text:style-name="terp_5f_default_5f_9">[[ (o.partner_order_id <text:s/>and o.partner_order_id.street2) or removeParentNode('para') ]]</text:p>
            <text:p text:style-name="terp_5f_default_5f_9">[[ (o.partner_order_id <text:s/>and o.partner_order_id.zip) or '' ]] [[ (o.partner_order_id <text:s/>and o.partner_order_id.city) or '' ]]</text:p>
            <text:p text:style-name="terp_5f_default_5f_9">[[ (o.partner_order_id <text:s/>and o.partner_order_id.state_id and o.partner_order_id.state_id.name) or removeParentNode('para')]] [[ (o.partner_order_id and o.partner_order_id.country_id and o.partner_order_id.country_id.name) or '' ]]</text:p>
            <text:p text:style-name="terp_5f_default_5f_9"/>
            <text:p text:style-name="terp_5f_default_5f_9">Tel. : [[ (o.partner_order_id <text:s/>and o.partner_order_id.phone) or removeParentNode('para') ]]</text:p>
            <text:p text:style-name="terp_5f_default_5f_9">Fax : [[ (o.partner_order_id <text:s/>and o.partner_order_id.fax) or removeParentNode('para') <text:s/>]]</text:p>
            <text:p text:style-name="terp_5f_default_5f_9">TVA : [[ (o.partner_id <text:s/>and o.partner_id.vat) or removeParentNode('para') ]]</text:p>
            <text:p text:style-name="terp_5f_default_5f_9"/>
          </table:table-cell>
        </table:table-row>
      </table:table>
      <text:p text:style-name="terp_5f_default_5f_8"/>
      <text:p text:style-name="terp_5f_header">[[ o.state&lt;&gt;'draft' and removeParentNode('para') ]] <text:span text:style-name="T1">Facture Brouillon</text:span> N° [[ o.name ]]</text:p>
      <text:p text:style-name="terp_5f_header">[[ o.state=='draft' and removeParentNode('para') ]] <text:span text:style-name="T1">Facture</text:span> N° [[ o.name ]]</text:p>
      <text:p text:style-name="terp_5f_default_5f_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">Traité par</text:p>
          </table:table-cell>
          <table:table-cell table:style-name="Tableau8.B1" office:value-type="string">
            <text:p text:style-name="P5"><text:drop-down text:name=""><text:label text:current-selected="true" text:value="user_name"/><text:label text:value="[[ o.user_id.name and o.user_id.name or '' ]]"/>user_name</text:drop-down> <text:s/><text:drop-down text:name=""><text:label text:current-selected="true" text:value="user_service_name"/><text:label text:value="[[ o.user_id.service_id and ' - ' + o.user_id.service_id.name or ''    ]]"/>user_service_name</text:drop-down></text:p>
            <text:p text:style-name="P5"><text:drop-down text:name=""><text:label text:current-selected="true" text:value="user_phone"/><text:label text:value="[[ o.user_id.phone and 'Tél. : ' + o.user_id.phone or ''    ]]"/>user_phone</text:drop-down></text:p>
          </table:table-cell>
        </table:table-row>
      </table:table>
      <text:p text:style-name="terp_5f_default_5f_8"/>
      <text:p text:style-name="terp_5f_default_5f_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7"><text:span text:style-name="T1">Votre Réservation</text:span> </text:p>
          </table:table-cell>
          <table:table-cell table:style-name="Tableau2.A1" office:value-type="string">
            <text:p text:style-name="P7">[[ o.state=='draft' and removeParentNode('para') ]]<text:span text:style-name="T3">Validée le</text:span></text:p>
            <text:p text:style-name="P7">[[ o.state &lt;&gt; 'draft' and removeParentNode('para') ]] Date <text:span text:style-name="T3">Demande</text:span></text:p>
          </table:table-cell>
          <table:table-cell table:style-name="Tableau2.C1" office:value-type="string">
            <text:p text:style-name="P7"><text:s/><text:span text:style-name="T2">Conditions de paiement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erp_5f_default_5f_Centre_5f_8"><text:drop-down text:name=""><text:label text:current-selected="true" text:value="checkin_date"/><text:label text:value="[[ o.checkin_date and 'Du ' + formatLang(o.checkin_date,date=True) or ''   ]]"/>checkin_date</text:drop-down></text:p>
            <text:p text:style-name="terp_5f_default_5f_Centre_5f_8"><text:drop-down text:name=""><text:label text:current-selected="true" text:value="checkout_date"/><text:label text:value="[[ o.checkout_date and ' au ' + formatLang(o.checkout_date,date=True) or ''   ]]"/>checkout_date</text:drop-down></text:p>
          </table:table-cell>
          <table:table-cell table:style-name="Tableau3.A1" office:value-type="string">
            <text:p text:style-name="terp_5f_default_5f_Centre_5f_8">[[ formatLang(o.date_order,date = True) ]]</text:p>
          </table:table-cell>
          <table:table-cell table:style-name="Tableau3.C1" office:value-type="string">
            <text:p text:style-name="terp_5f_default_5f_Centre_5f_8">[[ (o.payment_term <text:s/>and o.payment_term.name) or '' ]]</text:p>
          </table:table-cell>
        </table:table-row>
      </table:table>
      <text:p text:style-name="terp_5f_default_5f_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terp_5f_tblheader_5f_Details">Description</text:p>
            </table:table-cell>
            <table:table-cell table:style-name="Tableau4.A1" office:value-type="string">
              <text:p text:style-name="P8"><text:span text:style-name="T1">Quantité</text:span><text:span text:style-name="T7">(</text:span><text:span text:style-name="T8">1</text:span><text:span text:style-name="T7">)</text:span></text:p>
            </table:table-cell>
            <table:table-cell table:style-name="Tableau4.C1" office:value-type="string">
              <text:p text:style-name="P12">Unité</text:p>
            </table:table-cell>
            <table:table-cell table:style-name="Tableau4.A1" office:value-type="string">
              <text:p text:style-name="P14">P.U.</text:p>
            </table:table-cell>
            <table:table-cell table:style-name="Tableau4.A1" office:value-type="string">
              <text:p text:style-name="P1"><text:span text:style-name="T1">Rem.</text:span>(%)</text:p>
            </table:table-cell>
            <table:table-cell table:style-name="Tableau4.A1" office:value-type="string">
              <text:p text:style-name="P13">Montant</text:p>
            </table:table-cell>
          </table:table-row>
        </table:table-header-rows>
      </table:table>
      <text:section text:style-name="Sect1" text:name="Section2">
        <text:p text:style-name="P2"><text:drop-down text:name=""><text:label text:current-selected="true" text:value="[[repeatIn(getLines(o),'line')]]"/><text:label text:value="[[ repeatIn(getLines(o),'line') ]]"/>[[repeatIn(getLines(o),'line')]]</text:drop-down>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>
            <table:table-cell table:style-name="Tableau5.A1" office:value-type="string">
              <text:p text:style-name="terp_5f_default_5f_9"><text:drop-down text:name=""><text:label text:current-selected="true" text:value="[[ line['name'] ]]"/><text:label text:value="[[ line['prod'] ]]"/>[[ line['name'] ]]</text:drop-down></text:p>
            </table:table-cell>
            <table:table-cell table:style-name="Tableau5.A1" office:value-type="string">
              <text:p text:style-name="P9"><text:drop-down text:name=""><text:label text:value="[[ line['qty'] ]]"/><text:label text:current-selected="true" text:value="[[ line['qty'] ]]"/>[[ line['qty'] ]]</text:drop-down></text:p>
            </table:table-cell>
            <table:table-cell table:style-name="Tableau5.A1" office:value-type="string">
              <text:p text:style-name="P3"><text:drop-down text:name=""><text:label text:current-selected="true" text:value="qté"/><text:label text:value="[[ line['uom_qty']  ]]"/>qté</text:drop-down> <text:s/><text:drop-down text:name=""><text:label text:current-selected="true" text:value="uom"/><text:label text:value="[[ '  ' + line['uom_name']    ]]"/>uom</text:drop-down> </text:p>
            </table:table-cell>
            <table:table-cell table:style-name="Tableau5.A1" office:value-type="string">
              <text:p text:style-name="P3"><text:drop-down text:name=""><text:label text:current-selected="true" text:value="[[ formatLang(line['unit_price']) ]]"/><text:label text:value="[[ formatLang(line['unit_price'])    ]]"/>[[ formatLang(line['unit_price']) ]]</text:drop-down></text:p>
            </table:table-cell>
            <table:table-cell table:style-name="Tableau5.A1" office:value-type="string">
              <text:p text:style-name="P3"><text:drop-down text:name=""><text:label text:current-selected="true" text:value="[[ formatLang(line['discount'])  ]]"/><text:label text:value="[[ formatLang(line['discount']) ]]"/>[[ formatLang(line['discount'])  ]]</text:drop-down></text:p>
            </table:table-cell>
            <table:table-cell table:style-name="Tableau5.A1" office:value-type="string">
              <text:p text:style-name="P3"><text:drop-down text:name=""><text:label text:value="[[ formatLang(line['subtotal'], digits=get_digits(dp='Sale Price')) ]]"/><text:label text:current-selected="true" text:value="[[ formatLang(line['subtotal'], digits=get_digits(dp='Sale Price')) ]]"/>[[ formatLang(line['subtotal'], digits=get_digits(dp='Sale Price')) ]]</text:drop-down><text:drop-down text:name=""><text:label text:value="[[ o.pricelist_id.currency_id.symbol ]]"/><text:label text:current-selected="true" text:value="[[ o.pricelist_id.currency_id.symbol ]]"/>[[ o.pricelist_id.currency_id.symbol ]]</text:drop-down></text:p>
            </table:table-cell>
          </table:table-row>
          <table:table-row table:style-name="Tableau5.2">
            <table:table-cell table:style-name="Tableau5.A2" office:value-type="string">
              <text:p text:style-name="terp_5f_default_5f_Italic"><text:drop-down text:name=""><text:label text:current-selected="true" text:value="[[ format(line['description'] or removeParentNode('tr')) ]]"/><text:label text:value="[[ format(line['description'] or removeParentNode('tr'))  ]]"/>[[ format(line['description'] or removeParentNode('tr')) ]]</text:drop-down></text:p>
            </table:table-cell>
            <table:table-cell table:style-name="Tableau5.A2" office:value-type="string">
              <text:p text:style-name="terp_5f_default_5f_Centre_5f_9"/>
            </table:table-cell>
            <table:table-cell table:style-name="Tableau5.A2" office:value-type="string">
              <text:p text:style-name="P3"/>
            </table:table-cell>
            <table:table-cell table:style-name="Tableau5.A2" office:value-type="string">
              <text:p text:style-name="P3"/>
            </table:table-cell>
            <table:table-cell table:style-name="Tableau5.A2" office:value-type="string">
              <text:p text:style-name="P3"/>
            </table:table-cell>
            <table:table-cell table:style-name="Tableau5.A2" office:value-type="string">
              <text:p text:style-name="P3"/>
            </table:table-cell>
          </table:table-row>
          <table:table-row table:style-name="Tableau5.2">
            <table:table-cell table:style-name="Tableau5.A2" table:number-columns-spanned="2" office:value-type="string">
              <text:p text:style-name="terp_5f_default_5f_Italic"><text:span text:style-name="T5">(</text:span><text:span text:style-name="T6">1</text:span><text:span text:style-name="T5">)</text:span><text:span text:style-name="T6">Quantité = </text:span><text:span text:style-name="T4">Dates :</text:span></text:p>
              <text:p text:style-name="terp_5f_default_5f_Italic"><text:drop-down text:name=""><text:label text:current-selected="true" text:value="[[ format(line['dates'] or removeParentNode('tr')) ]]"/><text:label text:value="[[ format(line['dates'] or removeParentNode('tr'))   ]]"/>[[ format(line['dates'] or removeParentNode('tr')) ]]</text:drop-down></text:p>
            </table:table-cell>
            <table:covered-table-cell/>
            <table:table-cell table:style-name="Tableau5.A2" office:value-type="string">
              <text:p text:style-name="P3"/>
            </table:table-cell>
            <table:table-cell table:style-name="Tableau5.A2" office:value-type="string">
              <text:p text:style-name="P3"/>
            </table:table-cell>
            <table:table-cell table:style-name="Tableau5.A2" office:value-type="string">
              <text:p text:style-name="P3"/>
            </table:table-cell>
            <table:table-cell table:style-name="Tableau5.A2" office:value-type="string">
              <text:p text:style-name="P3"/>
            </table:table-cell>
          </table:table-row>
        </table:table>
      </text:section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terp_5f_default_5f_9"/>
          </table:table-cell>
          <table:table-cell table:style-name="Tableau6.B1" office:value-type="string">
            <text:p text:style-name="P11">Total Net</text:p>
          </table:table-cell>
          <table:table-cell table:style-name="Tableau6.B1" office:value-type="string">
            <text:p text:style-name="terp_5f_default_5f_Right_5f_9">[[ formatLang(o.amount_untaxed , digits=get_digits(dp='Sale Price')) <text:s/>]] [[ o.pricelist_id.currency_id. symbol ]]</text:p>
          </table:table-cell>
        </table:table-row>
        <table:table-row>
          <table:table-cell table:style-name="Tableau6.A2" office:value-type="string">
            <text:p text:style-name="terp_5f_default_5f_9"/>
          </table:table-cell>
          <table:table-cell table:style-name="Tableau6.B2" office:value-type="string">
            <text:p text:style-name="P6">Taxes</text:p>
          </table:table-cell>
          <table:table-cell table:style-name="Tableau6.B2" office:value-type="string">
            <text:p text:style-name="terp_5f_default_5f_Right_5f_9">[[ formatLang(o.amount_tax , digits=get_digits(dp='Sale Price')) <text:s/>]] [[ o.pricelist_id.currency_id. symbol ]]</text:p>
          </table:table-cell>
        </table:table-row>
        <table:table-row>
          <table:table-cell table:style-name="Tableau6.A2" office:value-type="string">
            <text:p text:style-name="terp_5f_default_5f_9"/>
          </table:table-cell>
          <table:table-cell table:style-name="Tableau6.B1" office:value-type="string">
            <text:p text:style-name="P4">Total</text:p>
          </table:table-cell>
          <table:table-cell table:style-name="Tableau6.B1" office:value-type="string">
            <text:p text:style-name="terp_5f_default_5f_Right_5f_9_5f_Bold">[[ formatLang(o.amount_total , digits=get_digits(dp='Sale Price')) ]] <text:s/>[[ o.pricelist_id.currency_id. symbol ]] </text:p>
          </table:table-cell>
        </table:table-row>
      </table:table>
      <text:p text:style-name="terp_5f_default_5f_8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erp_5f_default_5f_9">[[ format(o.note or '') ]]</text:p>
          </table:table-cell>
        </table:table-row>
        <table:table-row>
          <table:table-cell table:style-name="Tableau7.A1" office:value-type="string">
            <text:p text:style-name="terp_5f_default_5f_9">[[ format((o.partner_id and o.partner_id.property_payment_term and o.partner_id.property_payment_term.note) or '') ]]</text:p>
          </table:table-cell>
        </table:table-row>
      </table:table>
      <text:p text:style-name="terp_5f_default_5f_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 style:master-page-name="">
      <style:paragraph-properties fo:margin-top="0cm" fo:margin-bottom="0cm" style:contextual-spacing="false" fo:text-align="center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543cm" fo:margin-right="1.42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creator>Nonow </dc:creator>
    <dc:date>2013-11-08T12:57:50</dc:date>
    <meta:editing-cycles>942</meta:editing-cycles>
    <meta:editing-duration>P1DT12H40M31S</meta:editing-duration>
    <meta:document-statistic meta:table-count="8" meta:image-count="0" meta:object-count="0" meta:page-count="2" meta:paragraph-count="61" meta:word-count="372" meta:character-count="3775" meta:non-whitespace-character-count="3421"/>
    <meta:user-defined meta:name="Info 1">http://localhost:8069</meta:user-defined>
    <meta:user-defined meta:name="Info 2">s4cl4c</meta:user-defined>
    <meta:user-defined meta:name="Info 3">511</meta:user-defined>
    <meta:user-defined meta:name="Info 4">hotel.folio</meta:user-defined>
  </office:meta>
</office:document-meta>
</file>